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DRIGUEZ IDROGO, CARLOS ARM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681916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067910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DRIGUEZ IDROGO, CARLOS ARM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81916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5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14/09/2021</text:p>
          </table:table-cell>
          <table:table-cell table:style-name="Tabla2.A2" office:value-type="string">
            <text:p text:style-name="P9">728</text:p>
          </table:table-cell>
          <table:table-cell table:style-name="Tabla2.A2" office:value-type="string">
            <text:p text:style-name="P9">440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4T00:40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